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 fo:language="sv" fo:country="SE" fo:font-weight="normal" style:font-weight-asian="normal" style:font-weight-complex="normal"/>
    </style:style>
    <style:style style:name="T5" style:family="text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ogena linjära system</text:p>
      <text:p text:style-name="P1">Med konstanta koefficienter</text:p>
      <text:p text:style-name="P1"/>
      <text:p text:style-name="P1"><draw:frame draw:style-name="fr1" draw:name="Object1" text:anchor-type="as-char" svg:width="3.459cm" svg:height="1.2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width="1.729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3" text:anchor-type="as-char" svg:width="2.96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2.662cm" svg:height="0.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Skilda reella egenvärden</text:p>
      <text:p text:style-name="P1"/>
      <text:p text:style-name="P1">Upprepade reella egenvärden</text:p>
      <text:p text:style-name="P1">• Tillräckligt många linjärt oberoende egenvektorer</text:p>
      <text:p text:style-name="P1">• För få linjärt oberoende egenvektorer</text:p>
      <text:p text:style-name="P1"/>
      <text:p text:style-name="P1">Komplex egenvärden</text:p>
      <text:p text:style-name="P1"/>
      <text:p text:style-name="P1"/>
      <text:p text:style-name="P1"/>
      <text:p text:style-name="P1">⁅z.c.8.2.2.⁆</text:p>
      <text:p text:style-name="P1"/>
      <text:p text:style-name="P1"><draw:frame draw:style-name="fr1" draw:name="Object5" text:anchor-type="as-char" svg:width="6.627cm" svg:height="2.32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<draw:frame draw:style-name="fr1" draw:name="Object6" text:anchor-type="as-char" svg:width="8.818cm" svg:height="1.16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(λ – 1)(λ – 4) = 0</text:p>
      <text:p text:style-name="P1"/>
      <text:p text:style-name="P1">λ<text:span text:style-name="T1">1</text:span> = 1, <text:s/>λ<text:span text:style-name="T1">2</text:span> = 4</text:p>
      <text:p text:style-name="P1"/>
      <text:p text:style-name="P1">Bestäm en egenvektor till varje egenvärde.</text:p>
      <text:p text:style-name="P1"/>
      <text:p text:style-name="P1"/>
      <text:p text:style-name="P4"><text:span text:style-name="T5">Insättning i</text:span><text:span text:style-name="T5"><draw:frame draw:style-name="fr1" draw:name="Object7" text:anchor-type="as-char" svg:width="2.621cm" svg:height="0.5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ger:</text:span></text:p>
      <text:p text:style-name="P1"/>
      <text:p text:style-name="P1"><draw:frame draw:style-name="fr1" draw:name="Object8" text:anchor-type="as-char" svg:width="6.839cm" svg:height="1.19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1" draw:name="Object9" text:anchor-type="as-char" svg:width="7.176cm" svg:height="1.19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><draw:frame draw:style-name="fr1" draw:name="Object10" text:anchor-type="as-char" svg:width="4.74cm" svg:height="1.10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/>
      <text:p text:style-name="P1"/>
      <text:p text:style-name="P1">⁅z.c.8.2.19.⁆</text:p>
      <text:p text:style-name="P1"/>
      <text:p text:style-name="P1"><draw:frame draw:style-name="fr1" draw:name="Object11" text:anchor-type="as-char" svg:width="6.937cm" svg:height="2.32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1" draw:name="Object12" text:anchor-type="as-char" svg:width="2.09cm" svg:height="1.048cm" draw:z-index="11"><draw:object xlink:href="./Object 12" xlink:type="simple" xlink:show="embed" xlink:actuate="onLoad"/><draw:image xlink:href="./ObjectReplacements/Object 12" xlink:type="simple" xlink:show="embed" xlink:actuate="onLoad"/></draw:frame>men även<draw:frame draw:style-name="fr2" draw:name="Object13" text:anchor-type="as-char" svg:y="-0.928cm" svg:width="2.272cm" svg:height="1.16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3"><text:span text:style-name="T4"><text:tab/></text:span>∵<text:span text:style-name="T4"> <text:s/>λ</text:span><text:span text:style-name="T2">1, 2</text:span><text:span text:style-name="T4"> = 0</text:span></text:p>
      <text:p text:style-name="P1"/>
      <text:p text:style-name="P1"/>
      <text:p text:style-name="P1">Bestäm en egenvektor till varje egenvärde.</text:p>
      <text:p text:style-name="P1"/>
      <text:p text:style-name="P3"><text:span text:style-name="T4">Insättning i</text:span><text:span text:style-name="T4"><draw:frame draw:style-name="fr1" draw:name="Object14" text:anchor-type="as-char" svg:width="2.593cm" svg:height="0.5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4">ger:</text:span></text:p>
      <text:p text:style-name="P1"/>
      <text:p text:style-name="P1"><draw:frame draw:style-name="fr1" draw:name="Object15" text:anchor-type="as-char" svg:width="5.211cm" svg:height="1.19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3"><text:span text:style-name="T4">Ansätt andra lösningen</text:span><text:span text:style-name="T4"><draw:frame draw:style-name="fr1" draw:name="Object16" text:anchor-type="as-char" svg:width="3.112cm" svg:height="0.63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"/>
      <text:p text:style-name="P1"/>
      <text:p text:style-name="P1"><draw:frame draw:style-name="fr3" draw:name="Object37" text:anchor-type="as-char" svg:width="7.643cm" svg:height="0.65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3" draw:name="Object38" text:anchor-type="as-char" svg:width="5.212cm" svg:height="0.626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2"><text:span text:style-name="T6">t</text:span><text:span text:style-name="T3">1</text:span><text:span text:style-name="T6">:<text:tab/></text:span><text:span text:style-name="T6"><draw:frame draw:style-name="fr3" draw:name="Object39" text:anchor-type="as-char" svg:width="2.769cm" svg:height="0.631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"/>
      <text:p text:style-name="P2"><text:span text:style-name="T6">t</text:span><text:span text:style-name="T3">0</text:span><text:span text:style-name="T6">:<text:tab/></text:span><text:span text:style-name="T6"><draw:frame draw:style-name="fr3" draw:name="Object40" text:anchor-type="as-char" svg:width="2.743cm" svg:height="0.626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"/>
      <text:p text:style-name="P1"><draw:frame draw:style-name="fr3" draw:name="Object42" text:anchor-type="as-char" svg:width="0.439cm" svg:height="0.557cm" draw:z-index="20"><draw:object xlink:href="./Object 21" xlink:type="simple" xlink:show="embed" xlink:actuate="onLoad"/><draw:image xlink:href="./ObjectReplacements/Object 21" xlink:type="simple" xlink:show="embed" xlink:actuate="onLoad"/></draw:frame>är en egenvektorer</text:p>
      <text:p text:style-name="P1"><text:soft-page-break/><draw:frame draw:style-name="fr1" draw:name="Object17" text:anchor-type="as-char" svg:width="5.098cm" svg:height="1.19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><draw:frame draw:style-name="fr1" draw:name="Object18" text:anchor-type="as-char" svg:width="4.784cm" svg:height="1.21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/>
      <text:p text:style-name="P1"/>
      <text:p text:style-name="P1">⁅z.c.8.2.36.⁆</text:p>
      <text:p text:style-name="P1"/>
      <text:p text:style-name="P1"><draw:frame draw:style-name="fr1" draw:name="Object19" text:anchor-type="as-char" svg:width="7.244cm" svg:height="2.325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draw:frame draw:style-name="fr1" draw:name="Object20" text:anchor-type="as-char" svg:width="9.118cm" svg:height="1.166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λ<text:span text:style-name="T1">1, 2</text:span> = 5 ± 3i</text:p>
      <text:p text:style-name="P1"/>
      <text:p text:style-name="P1"><draw:frame draw:style-name="fr1" draw:name="Object21" text:anchor-type="as-char" svg:width="12.254cm" svg:height="1.194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draw:frame draw:style-name="fr3" draw:name="Object22" text:anchor-type="as-char" svg:width="10.179cm" svg:height="1.215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<draw:frame draw:style-name="fr3" draw:name="Object23" text:anchor-type="as-char" svg:width="12.091cm" svg:height="3.411cm" draw:z-index="40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p text:style-name="P1"/>
      <text:p text:style-name="P1">⁅z.c.8.3.13.⁆</text:p>
      <text:p text:style-name="P1"/>
      <text:p text:style-name="P1"><draw:frame draw:style-name="fr1" draw:name="Object24" text:anchor-type="as-char" svg:width="5.091cm" svg:height="1.194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>Bestäm en fundamentalmatris <text:s/><text:span text:style-name="T8">Φ</text:span><text:span text:style-name="T7">(t) </text:span>!</text:p>
      <text:p text:style-name="P1"/>
      <text:p text:style-name="P1"><draw:frame draw:style-name="fr1" draw:name="Object25" text:anchor-type="as-char" svg:width="2.942cm" svg:height="1.168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1"/>
      <text:p text:style-name="P1"><text:soft-page-break/><draw:frame draw:style-name="fr1" draw:name="Object26" text:anchor-type="as-char" svg:width="5.472cm" svg:height="1.16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λ<text:span text:style-name="T1">1, 2</text:span> = 1 ± i</text:p>
      <text:p text:style-name="P1"/>
      <text:p text:style-name="P1">Bestäm en komplex egenvektor!</text:p>
      <text:p text:style-name="P1"/>
      <text:p text:style-name="P3"><text:span text:style-name="T4">Insättning i</text:span><text:span text:style-name="T4"><draw:frame draw:style-name="fr1" draw:name="Object27" text:anchor-type="as-char" svg:width="2.621cm" svg:height="0.57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4">ger:</text:span></text:p>
      <text:p text:style-name="P1"/>
      <text:p text:style-name="P1"><draw:frame draw:style-name="fr1" draw:name="Object28" text:anchor-type="as-char" svg:width="10.388cm" svg:height="1.198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<draw:frame draw:style-name="fr3" draw:name="Object29" text:anchor-type="as-char" svg:width="8.782cm" svg:height="1.438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<draw:frame draw:style-name="fr3" draw:name="Object30" text:anchor-type="as-char" svg:width="9.386cm" svg:height="2.697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Fundamentalmatrisen:<draw:frame draw:style-name="fr1" draw:name="Object31" text:anchor-type="as-char" svg:width="4.967cm" svg:height="1.168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><draw:frame draw:style-name="fr1" draw:name="Object32" text:anchor-type="as-char" svg:width="6.108cm" svg:height="0.637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1"><draw:frame draw:style-name="fr1" draw:name="Object33" text:anchor-type="as-char" svg:width="5.496cm" svg:height="1.168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/>
      <text:p text:style-name="P1"><draw:frame draw:style-name="fr1" draw:name="Object34" text:anchor-type="as-char" svg:width="10.079cm" svg:height="1.194cm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1"><draw:frame draw:style-name="fr1" draw:name="Object35" text:anchor-type="as-char" svg:width="7.604cm" svg:height="1.194cm" draw:z-index="28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><draw:frame draw:style-name="fr1" draw:name="Object36" text:anchor-type="as-char" svg:width="10.266cm" svg:height="1.194cm" draw:z-index="29"><draw:object xlink:href="./Object 41" xlink:type="simple" xlink:show="embed" xlink:actuate="onLoad"/><draw:image xlink:href="./ObjectReplacements/Object 41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9H34M32S</meta:editing-duration>
    <meta:editing-cycles>53</meta:editing-cycles>
    <meta:generator>OpenOffice.org/3.1$Win32 OpenOffice.org_project/310m19$Build-9420</meta:generator>
    <dc:date>2010-10-16T15:13:41.59</dc:date>
    <dc:creator>Mattias </dc:creator>
    <meta:document-statistic meta:table-count="0" meta:image-count="0" meta:object-count="41" meta:page-count="4" meta:paragraph-count="60" meta:word-count="105" meta:character-count="6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
{widevec X} = left ( stack{k_1 # k_2} right ) e^{%lambda t} = {widevec K} e^{%lambda t}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fenced math:open="" math:close="">
        <math:mtable>
          <math:mtr>
            <math:mn>2</math:mn>
          </math:mtr>
          <math:mtr>
            <math:mrow>
              <math:mo math:stretchy="false">−</math:mo>
              <math:mn>1</math:mn>
            </math:mrow>
          </math:mtr>
        </math:mtable>
      </math:mfenced>
      <math:mrow>
        <math:msup>
          <math:mi math:fontstyle="normal">e</math:mi>
          <math:mi math:fontstyle="normal">t</math:mi>
        </math:msup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n>1</math:mn>
          </math:mtr>
          <math:mtr>
            <math:mn>1</math:mn>
          </math:mtr>
        </math:mtable>
      </math:mfenced>
      <math:msup>
        <math:mi math:fontstyle="normal">e</math:mi>
        <math:mn>4t</math:mn>
      </math:msup>
    </math:mrow>
    <math:annotation math:encoding="StarMath 5.0">{widevec X} = C_1 left ( stack{2 # -1} right ) e^{t} + C_2 left ( stack{1 # 1} right ) e^{4t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3x</math:mn>
                  <math:mo math:stretchy="false">−</math:mo>
                  <math:mi math:fontstyle="normal">y</math:mi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9x</math:mn>
                  <math:mo math:stretchy="false">−</math:mo>
                  <math:mn>3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3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9</math:mn>
              </math:mtd>
              <math:mtd>
                <math:mrow>
                  <math:mo math:stretchy="false">−</math:mo>
                  <math:mn>3</math:mn>
                </math:mrow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3x - y # alignl {{alignc dy} over {alignc dt}} = 9x - 3y} right none ~~~~ left ( stack {x' # y'} right ) = left (  matrix{3 # -1 ## 9 # -3} right ) left (  stack{x # y} right )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frac>
          <math:mrow>
            <math:mi>dy</math:mi>
          </math:mrow>
          <math:mrow>
            <math:mi>dt</math:mi>
          </math:mrow>
        </math:mfrac>
      </math:mrow>
    </math:mrow>
    <math:annotation math:encoding="StarMath 5.0">3 {alignc dx} over {alignc dt} = {alignc dy} over {alignc dt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o math:stretchy="false">=</math:mo>
      <math:mn>0</math:mn>
    </math:mrow>
    <math:annotation math:encoding="StarMath 5.0">left lline matrix{3 # -1 ## 9 # -3} right rline = 0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%lambda {bold I}){widevec v} = {widevec 0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</math:mrow>
    </math:mrow>
    <math:annotation math:encoding="StarMath 5.0">left (  matrix{3 # -1 ## 9 # -3} right ) {widevec v_1} = {widevec 0} ~dlrarrow~ {widevec v_1} = left ( stack{1 # 3} right 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row>
          <math:mo math:stretchy="false">(</math:mo>
          <math:mrow>
            <math:mi math:fontstyle="normal">t</math:mi>
            <math:mrow>
              <math:mover math:accent="true">
                <math:mi math:fontstyle="normal">L</math:mi>
                <math:mo math:stretchy="false">→</math:mo>
              </math:mover>
              <math:mo math:stretchy="false">+</math:mo>
              <math:mover math:accent="true">
                <math:mi math:fontstyle="normal">P</math:mi>
                <math:mo math:stretchy="false">→</math:mo>
              </math:mover>
            </math:mrow>
          </math:mrow>
          <math:mo math:stretchy="false">)</math:mo>
        </math:mrow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2} = (t{widevec L} + {widevec P})e^{λ_1 t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t</math:mi>
          <math:mrow>
            <math:mover math:accent="true">
              <math:mi math:fontstyle="normal">L</math:mi>
              <math:mo math:stretchy="false">→</math:mo>
            </math:mover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  <math:mo math:stretchy="false">)</math:mo>
      </math:mrow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+</math:mo>
        <math:mover math:accent="true">
          <math:mi math:fontstyle="normal">L</math:mi>
          <math:mo math:stretchy="false">→</math:mo>
        </math:mover>
      </math:mrow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L</math:mi>
        <math:mo math:stretchy="false">→</math:mo>
      </math:mover>
      <math:mi math:fontstyle="normal">t</math:mi>
      <math:mrow>
        <math:msup>
          <math:mi math:fontstyle="normal">e</math:mi>
          <math:mstyle math:fontsize="125%">
            <math:mrow>
              <math:mrow>
                <math:msub>
                  <math:mi math:fontstyle="normal">λ</math:mi>
                  <math:mn>1</math:mn>
                </math:msub>
                <math:mi math:fontstyle="normal">t</math:mi>
              </math:mrow>
            </math:mrow>
          </math:mstyle>
        </math:msup>
        <math:mo math:stretchy="false">+</math:mo>
        <math:mstyle math:fontweight="bold">
          <math:mrow>
            <math:mi math:fontstyle="normal">A</math:mi>
          </math:mrow>
        </math:mstyle>
      </math:mrow>
      <math:mover math:accent="true">
        <math:mi math:fontstyle="normal">P</math:mi>
        <math:mo math:stretchy="false">→</math:mo>
      </math:mover>
      <math:msup>
        <math:mi math:fontstyle="normal">e</math:mi>
        <math:mstyle math:fontsize="125%">
          <math:mrow>
            <math:mrow>
              <math:msub>
                <math:mi math:fontstyle="normal">λ</math:mi>
                <math:mn>1</math:mn>
              </math:msub>
              <math:mi math:fontstyle="normal">t</math:mi>
            </math:mrow>
          </math:mrow>
        </math:mstyle>
      </math:msup>
    </math:mrow>
    <math:annotation math:encoding="StarMath 5.0">{

(t {widevec L} + {widevec P}) e^{size *1.25{λ_1 t}} + {widevec L} e^{size *1.25 {λ_1 t}} = {bold A} {widevec L} t e^{size *1.25 {λ_1 t}} + {bold A} {widevec P} e^{size *1.25 {λ_1 t}}

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L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o math:stretchy="false">λ</math:mo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L</math:mi>
        <math:mo math:stretchy="false">→</math:mo>
      </math:mover>
      <math:mrow>
        <math:mi math:fontstyle="normal">t</math:mi>
        <math:mo math:stretchy="false">+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o math:stretchy="false">λ</math:mo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P</math:mi>
        <math:mo math:stretchy="false">→</math:mo>
      </math:mover>
    </math:mrow>
    <math:annotation math:encoding="StarMath 5.0">{widevec L} = ({bold A} - %lambda_1 {bold I}) {widevec L} t + ({bold A} - %lambda_1 {bold I}) {widevec P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L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 {widevec L} = {widevec 0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{widevec X}

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over math:accent="true">
          <math:mi math:fontstyle="normal">L</math:mi>
          <math:mo math:stretchy="false">→</math:mo>
        </math:mover>
      </math:mrow>
    </math:mrow>
    <math:annotation math:encoding="StarMath 5.0">({bold A} - λ_1 {bold I}) {widevec P} = {widevec L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L</math:mi>
      <math:mo math:stretchy="false">→</math:mo>
    </math:mover>
    <math:annotation math:encoding="StarMath 5.0">
{widevec L}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n>3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9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  <math:mrow>
        <math:mover math:accent="true">
          <math:mi math:fontstyle="normal">P</math:mi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</math:mrow>
      <math:mi/>
      <math:mrow>
        <math:mover math:accent="true">
          <math:mi math:fontstyle="normal">P</math:mi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2</math:mn>
            </math:mtr>
          </math:mtable>
        </math:mfenced>
      </math:mrow>
    </math:mrow>
    <math:annotation math:encoding="StarMath 5.0">left (  matrix{3 # -1 ## 9 # -3} right ) {widevec P} = left ( stack{1 # 3} right ) ~~~~ {widevec P} = left ( stack{1 # 2} right )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fenced math:open="" math:close="">
          <math:mtable>
            <math:mtr>
              <math:mn>1</math:mn>
            </math:mtr>
            <math:mtr>
              <math:mn>3</math:mn>
            </math:mtr>
          </math:mtable>
        </math:mfenced>
        <math:mo math:stretchy="false">+</math:mo>
        <math:msub>
          <math:mi math:fontstyle="normal">C</math:mi>
          <math:mn>2</math:mn>
        </math:msub>
      </math:mrow>
      <math:mfenced math:open="[" math:close="]">
        <math:mrow>
          <math:mfenced math:open="" math:close="">
            <math:mtable>
              <math:mtr>
                <math:mn>1</math:mn>
              </math:mtr>
              <math:mtr>
                <math:mn>3</math:mn>
              </math:mtr>
            </math:mtable>
          </math:mfenced>
          <math:mo math:stretchy="false">+</math:mo>
          <math:mfenced math:open="" math:close="">
            <math:mtable>
              <math:mtr>
                <math:mn>1</math:mn>
              </math:mtr>
              <math:mtr>
                <math:mn>2</math:mn>
              </math:mtr>
            </math:mtable>
          </math:mfenced>
        </math:mrow>
      </math:mfenced>
    </math:mrow>
    <math:annotation math:encoding="StarMath 5.0">{widevec X} = C_1 left ( stack{1 # 3} right ) + C_2 left [ left ( stack{1 # 3} right ) + left ( stack{1 # 2} right ) right ]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4x</math:mn>
                  <math:mo math:stretchy="false">+</math:mo>
                  <math:mn>5y</math:mn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row>
                    <math:mo math:stretchy="false">−</math:mo>
                    <math:mn>2x</math:mn>
                  </math:mrow>
                  <math:mo math:stretchy="false">+</math:mo>
                  <math:mn>6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4</math:mn>
              </math:mtd>
              <math:mtd>
                <math:mn>5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n>6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4x + 5y # alignl {{alignc dy} over {alignc dt}} = -2x + 6y} right none ~~~~ left ( stack {x' # y'} right ) = left (  matrix{4 # 5 ## -2 # 6} right ) left (  stack{x # y} right )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4</math:mn>
                    <math:mo math:stretchy="false">−</math:mo>
                    <math:mi math:fontstyle="normal">λ</math:mi>
                  </math:mrow>
                </math:mtd>
                <math:mtd>
                  <math:mn>5</math:mn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n>6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4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6</math:mn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10</math:mn>
        </math:mrow>
        <math:mo math:stretchy="false">=</math:mo>
        <math:mrow>
          <math:msup>
            <math:mrow>
              <math:mo math:stretchy="false">(</math:mo>
              <math:mrow>
                <math:mi math:fontstyle="normal">λ</math:mi>
                <math:mo math:stretchy="false">−</math:mo>
                <math:mn>5</math:mn>
              </math:mrow>
              <math:mo math:stretchy="false">)</math:mo>
            </math:mrow>
            <math:mn>2</math:mn>
          </math:msup>
          <math:mo math:stretchy="false">+</math:mo>
          <math:mn>9</math:mn>
        </math:mrow>
      </math:mrow>
    </math:mrow>
    <math:annotation math:encoding="StarMath 5.0">
0 = left lline matrix {4 - λ # 5 ## -2 # 6 - λ} right rline = (4 - λ)(6 - λ) + 10 = (λ - 5)^2 + 9
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row>
                  <math:mn>4</math:mn>
                  <math:mo math:stretchy="false">−</math:mo>
                  <math:mn>5</math:mn>
                </math:mrow>
                <math:mo math:stretchy="false">−</math:mo>
                <math:mn>3i</math:mn>
              </math:mrow>
            </math:mtd>
            <math:mtd>
              <math:mn>5</math:mn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row>
                <math:mrow>
                  <math:mn>6</math:mn>
                  <math:mo math:stretchy="false">−</math:mo>
                  <math:mn>5</math:mn>
                </math:mrow>
                <math:mo math:stretchy="false">−</math:mo>
                <math:mn>3i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n>3i</math:mn>
                </math:mrow>
              </math:mtd>
              <math:mtd>
                <math:mn>5</math:mn>
              </math:mtd>
            </math:mtr>
            <math:mtr>
              <math:mtd>
                <math:mrow>
                  <math:mo math:stretchy="false">−</math:mo>
                  <math:mn>2</math:mn>
                </math:mrow>
              </math:mtd>
              <math:mtd>
                <math:mrow>
                  <math:mn>1</math:mn>
                  <math:mo math:stretchy="false">−</math:mo>
                  <math:mn>3i</math:mn>
                </math:mrow>
              </math:mtd>
            </math:mtr>
          </math:mtable>
        </math:mfenced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n>1</math:mn>
                <math:mo math:stretchy="false">−</math:mo>
                <math:mn>3i</math:mn>
              </math:mrow>
            </math:mtr>
            <math:mtr>
              <math:mn>2</math:mn>
            </math:mtr>
          </math:mtable>
        </math:mfenced>
      </math:mrow>
    </math:mrow>
    <math:annotation math:encoding="StarMath 5.0">left (  matrix{4 - 5 - 3i # 5 ## -2 # 6 - 5 - 3i} right ) {widevec v_1} = left (  matrix{-1 - 3i # 5 ## -2 # 1 - 3i} right ) {widevec v_1} = {widevec 0} ~dlrarrow~ {widevec v_1} = left ( stack{1 - 3i # 2} right )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n>5</math:mn>
                <math:mo math:stretchy="false">+</math:mo>
                <math:mn>3i</math:mn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row>
                <math:mn>1</math:mn>
                <math:mo math:stretchy="false">−</math:mo>
                <math:mn>3i</math:mn>
              </math:mrow>
            </math:mtr>
            <math:mtr>
              <math:mn>2</math:mn>
            </math:mtr>
          </math:mtable>
        </math:mfenced>
        <math:mo math:stretchy="false">=</math:mo>
        <math:msup>
          <math:mi math:fontstyle="normal">e</math:mi>
          <math:mn>5t</math:mn>
        </math:msup>
      </math:mrow>
      <math:mrow>
        <math:mo math:stretchy="false">(</math:mo>
        <math:mrow>
          <math:mi>cos</math:mi>
          <math:mi/>
          <math:mrow>
            <math:mn>3t</math:mn>
            <math:mo math:stretchy="false">+</math:mo>
            <math:mi math:fontstyle="normal">i</math:mi>
          </math:mrow>
          <math:mi/>
          <math:mi>sin</math:mi>
          <math:mi/>
          <math:mn>3t</math:mn>
        </math:mrow>
        <math:mo math:stretchy="false">)</math:mo>
      </math:mrow>
      <math:mfenced math:open="" math:close=""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2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row>
                  <math:mo math:stretchy="false">−</math:mo>
                  <math:mn>3</math:mn>
                </math:mrow>
              </math:mtr>
              <math:mtr>
                <math:mn>0</math:mn>
              </math:mtr>
            </math:mtable>
          </math:mfenced>
        </math:mrow>
      </math:mfenced>
    </math:mrow>
    <math:annotation math:encoding="StarMath 5.0">{widevec Z} = e^{(5+3i)t} left ( stack{1 - 3i # 2} right ) = e^{5t} (cos `3t + i `sin` 3t)
left ( left ( stack{1 # 2} right ) + i left ( stack{-3 # 0} right ) right )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=</math:mo>
                <math:mo math:stretchy="false">ℜ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n>5t</math:mn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1</math:mn>
                          </math:mrow>
                        </math:mtr>
                        <math:mtr>
                          <math:mrow>
                            <math:mn>2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n>3t</math:mn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3</math:mn>
                            </math:mrow>
                          </math:mtr>
                          <math:mtr>
                            <math:mrow>
                              <math:mn>0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n>3t</math:mn>
                  </math:mrow>
                </math:mfenced>
                <math:mo math:stretchy="false">=</math:mo>
                <math:msup>
                  <math:mi math:fontstyle="normal">e</math:mi>
                  <math:mn>5t</math:mn>
                </math:msup>
              </math:mrow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row>
                          <math:mn>3t</math:mn>
                          <math:mo math:stretchy="false">+</math:mo>
                          <math:mn>3</math:mn>
                        </math:mrow>
                        <math:mi/>
                        <math:mi>sin</math:mi>
                        <math:mi/>
                        <math:mn>3t</math:mn>
                      </math:mrow>
                    </math:mrow>
                  </math:mtr>
                  <math:mtr>
                    <math:mrow>
                      <math:mrow>
                        <math:mn>2</math:mn>
                        <math:mi/>
                        <math:mi>cos</math:mi>
                        <math:mi/>
                        <math:mn>3t</math:mn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o math:stretchy="false">=</math:mo>
                <math:mo math:stretchy="false">ℑ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n>5t</math:mn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row>
                              <math:mo math:stretchy="false">−</math:mo>
                              <math:mn>3</math:mn>
                            </math:mrow>
                          </math:mrow>
                        </math:mtr>
                        <math:mtr>
                          <math:mrow>
                            <math:mn>0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n>3t</math:mn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1</math:mn>
                            </math:mrow>
                          </math:mtr>
                          <math:mtr>
                            <math:mrow>
                              <math:mn>2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n>3t</math:mn>
                  </math:mrow>
                </math:mfenced>
                <math:mo math:stretchy="false">=</math:mo>
                <math:msup>
                  <math:mi math:fontstyle="normal">e</math:mi>
                  <math:mn>5t</math:mn>
                </math:msup>
              </math:mrow>
              <math:mfenced math:open="" math:close="">
                <math:mtable>
                  <math:mtr>
                    <math:mrow>
                      <math:mrow>
                        <math:mi>sin</math:mi>
                        <math:mi/>
                        <math:mrow>
                          <math:mn>3t</math:mn>
                          <math:mo math:stretchy="false">−</math:mo>
                          <math:mn>3</math:mn>
                        </math:mrow>
                        <math:mi/>
                        <math:mi>cos</math:mi>
                        <math:mi/>
                        <math:mn>3t</math:mn>
                      </math:mrow>
                    </math:mrow>
                  </math:mtr>
                  <math:mtr>
                    <math:mrow>
                      <math:mrow>
                        <math:mn>2</math:mn>
                        <math:mi/>
                        <math:mi>sin</math:mi>
                        <math:mi/>
                        <math:mn>3t</math:mn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i math:fontstyle="normal">X</math:mi>
                  <math:mo math:stretchy="false">→</math:mo>
                </math:mover>
                <math:mo math:stretchy="false">=</math:mo>
                <math:msub>
                  <math:mi math:fontstyle="normal">C</math:mi>
                  <math:mn>1</math:mn>
                </math:msub>
              </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+</math:mo>
                <math:msub>
                  <math:mi math:fontstyle="normal">C</math:mi>
                  <math:mn>2</math:mn>
                </math:msub>
              </math:mrow>
              <math:mover math:accent="true">
                <math:msub>
                  <math:mi math:fontstyle="normal">X</math:mi>
                  <math:mn>2</math:mn>
                </math:msub>
                <math:mo math:stretchy="false">→</math:mo>
              </math:mover>
            </math:mrow>
          </math:mrow>
        </math:mtr>
      </math:mtable>
    </math:mrow>
    <math:annotation math:encoding="StarMath 5.0">left lbrace stack { alignl

{widevec X_1} = Re {widevec Z} = e^{5t} left ( left ( stack{alignc 1 # alignc 2} right ) cos `3t + left ( stack{alignc 3 # alignc 0} right ) sin `3t right ) = e^{5t} left ( stack{alignc cos `3t + 3 `sin` 3t # alignc 2 `cos` 3t} right )

# alignl

{widevec X_2} = Im {widevec Z} = e^{5t} left ( left ( stack{alignc -3 # alignc 0} right ) cos `3t + left ( stack{alignc 1 # alignc 2} right ) sin `3t right )
 = e^{5t} left ( stack{alignc sin `3t - 3 `cos` 3t # alignc 2 `sin` 3t} right )

# alignl

{widevec X} = C_1 {widevec X_1} + C_2 {widevec X_2}

} right none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1</math:mn>
              </math:mtd>
            </math:mtr>
          </math:mtable>
        </math:mfenced>
      </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row>
                <math:mi>cos</math:mi>
                <math:mi/>
                <math:mi math:fontstyle="normal">t</math:mi>
              </math:mrow>
            </math:mtr>
            <math:mtr>
              <math:mrow>
                <math:mi>sin</math:mi>
                <math:mi/>
                <math:mi math:fontstyle="normal">t</math:mi>
              </math:mrow>
            </math:mtr>
          </math:mtable>
        </math:mfenced>
      </math:mrow>
      <math:msup>
        <math:mi math:fontstyle="normal">e</math:mi>
        <math:mi math:fontstyle="normal">t</math:mi>
      </math:msup>
    </math:mrow>
    <math:annotation math:encoding="StarMath 5.0">{widevec X}' = left ( matrix{1 # -1 ## 1 # 1} right ) {widevec X} = left ( stack{cos `t # sin `t} right ) e^{t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widevec K} λe^{λt} = {bold A}{widevec K} e^{λt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n>1</math:mn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
{widevec X}' = left ( matrix{1 # -1 ## 1 # 1} right ) {widevec X}
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∣" math:close="∣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o math:stretchy="false">=</math:mo>
      <math:mrow>
        <math:msup>
          <math:mrow>
            <math:mo math:stretchy="false">(</math:mo>
            <math:mrow>
              <math:mn>1</math:mn>
              <math:mo math:stretchy="false">−</math:mo>
              <math:mi math:fontstyle="normal">λ</math:mi>
            </math:mrow>
            <math:mo math:stretchy="false">)</math:mo>
          </math:mrow>
          <math:mn>2</math:mn>
        </math:msup>
        <math:mo math:stretchy="false">+</math:mo>
        <math:mn>1</math:mn>
      </math:mrow>
    </math:mrow>
    <math:annotation math:encoding="StarMath 5.0">
0 = left lline matrix{1 - λ # -1 ## 1 # 1 - λ} right rline = (1 - λ)^2 + 1
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  ({bold A} - λ{bold I}){widevec v} = {widevec 0}  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n>1</math:mn>
                <math:mo math:stretchy="false">−</math:mo>
                <math:mrow>
                  <math:mo math:stretchy="false">(</math:mo>
                  <math:mrow>
                    <math:mn>1</math:mn>
                    <math:mo math:stretchy="false">+</math:mo>
                    <math:mi math:fontstyle="normal">i</math:mi>
                  </math:mrow>
                  <math:mo math:stretchy="false">)</math:mo>
                </math:mrow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−</math:mo>
                <math:mrow>
                  <math:mo math:stretchy="false">(</math:mo>
                  <math:mrow>
                    <math:mn>1</math:mn>
                    <math:mo math:stretchy="false">+</math:mo>
                    <math:mi math:fontstyle="normal">i</math:mi>
                  </math:mrow>
                  <math:mo math:stretchy="false">)</math:mo>
                </math:mrow>
              </math:mrow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i math:fontstyle="normal">i</math:mi>
                </math:mrow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1</math:mn>
              </math:mtd>
              <math:mtd>
                <math:mrow>
                  <math:mo math:stretchy="false">−</math:mo>
                  <math:mi math:fontstyle="normal">i</math:mi>
                </math:mrow>
              </math:mtd>
            </math:mtr>
          </math:mtable>
        </math:mfenced>
      </math:mrow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o math:stretchy="false">⇔</math:mo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row>
                <math:mo math:stretchy="false">−</math:mo>
                <math:mi math:fontstyle="normal">i</math:mi>
              </math:mrow>
            </math:mtr>
          </math:mtable>
        </math:mfenced>
      </math:mrow>
    </math:mrow>
    <math:annotation math:encoding="StarMath 5.0">
left (  matrix{1 - (1 + i) # -1 ## 1 # 1 - (1 + i)} right ) {widevec v_1} = left (  matrix{-i # -1 ## 1 # -i} right ) {widevec v_1} = {widevec 0} ~dlrarrow~ {widevec v_1} = left ( stack{1 # -i} right )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n>1</math:mn>
                <math:mo math:stretchy="false">+</math:mo>
                <math:mi math:fontstyle="normal">i</math:mi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n>1</math:mn>
            </math:mtr>
            <math:mtr>
              <math:mrow>
                <math:mo math:stretchy="false">−</math:mo>
                <math:mi math:fontstyle="normal">i</math:mi>
              </math:mrow>
            </math:mtr>
          </math:mtable>
        </math:mfenced>
        <math:mo math:stretchy="false">=</math:mo>
        <math:msup>
          <math:mi math:fontstyle="normal">e</math:mi>
          <math:mi math:fontstyle="normal">t</math:mi>
        </math:msup>
      </math:mrow>
      <math:munder>
        <math:munder math:accent="true">
          <math:mrow>
            <math:mo math:stretchy="false">(</math:mo>
            <math:mrow>
              <math:mi>cos</math:mi>
              <math:mi/>
              <math:mrow>
                <math:mi math:fontstyle="normal">t</math:mi>
                <math:mo math:stretchy="false">+</math:mo>
                <math:mi math:fontstyle="normal">i</math:mi>
              </math:mrow>
              <math:mi/>
              <math:mi>sin</math:mi>
              <math:mi/>
              <math:mi math:fontstyle="normal">t</math:mi>
            </math:mrow>
            <math:mo math:stretchy="false">)</math:mo>
          </math:mrow>
          <math:mo math:stretchy="false"></math:mo>
        </math:munder>
        <math:mstyle math:fontsize="10.2pt">
          <math:mrow>
            <math:mrow>
              <math:mi>cis</math:mi>
              <math:mi/>
              <math:mrow>
                <math:mi math:fontstyle="normal">t</math:mi>
                <math:mo math:stretchy="false">=</math:mo>
                <math:msup>
                  <math:mi math:fontstyle="normal">e</math:mi>
                  <math:mstyle math:fontsize="7.1pt">
                    <math:mrow>
                      <math:mi math:fontstyle="normal">t</math:mi>
                    </math:mrow>
                  </math:mstyle>
                </math:msup>
              </math:mrow>
            </math:mrow>
          </math:mrow>
        </math:mstyle>
      </math:munder>
      <math:mfenced math:open="" math:close=""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0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n>0</math:mn>
              </math:mtr>
              <math:mtr>
                <math:mrow>
                  <math:mo math:stretchy="false">−</math:mo>
                  <math:mn>1</math:mn>
                </math:mrow>
              </math:mtr>
            </math:mtable>
          </math:mfenced>
        </math:mrow>
      </math:mfenced>
    </math:mrow>
    <math:annotation math:encoding="StarMath 5.0">{widevec Z} = e^{(1+i)t} left ( stack{1 # -i} right ) = e^{t} {{(cos `t + i `sin` t)} underbrace {size +3 {cis `t = e^{size +1 t}}} }
left ( left ( stack{1 # 0} right ) + i left ( stack{0 # -1} right ) right )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o math:stretchy="false">=</math:mo>
                <math:mo math:stretchy="false">ℜ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1</math:mn>
                          </math:mrow>
                        </math:mtr>
                        <math:mtr>
                          <math:mrow>
                            <math:mn>0</math:mn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i math:fontstyle="normal">t</math:mi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0</math:mn>
                            </math:mrow>
                          </math:mtr>
                          <math:mtr>
                            <math:mrow>
                              <math:mn>1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i math:fontstyle="normal">t</math:mi>
                  </math:mrow>
                </math:mfenced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fenced math:open="" math:close="">
                <math:mtable>
                  <math:mtr>
                    <math:mrow>
                      <math:mrow>
                        <math:mi>cos</math:mi>
                        <math:mi/>
                        <math:mi math:fontstyle="normal">t</math:mi>
                      </math:mrow>
                    </math:mrow>
                  </math:mtr>
                  <math:mtr>
                    <math:mrow>
                      <math:mrow>
                        <math:mi>sin</math:mi>
                        <math:mi/>
                        <math:mi math:fontstyle="normal">t</math:mi>
                      </math:mrow>
                    </math:mrow>
                  </math:mtr>
                </math:mtable>
              </math:mfenced>
            </math:mrow>
          </math:mrow>
        </math:mtr>
        <math:mtr>
          <math:mrow>
            <math:mrow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o math:stretchy="false">=</math:mo>
                <math:mo math:stretchy="false">ℑ</math:mo>
              </math:mrow>
              <math:mrow>
                <math:mover math:accent="true">
                  <math:mi math:fontstyle="normal">Z</math:mi>
                  <math:mo math:stretchy="false">→</math:mo>
                </math:mover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row>
                <math:mfenced math:open="" math:close="">
                  <math:mrow>
                    <math:mfenced math:open="" math:close="">
                      <math:mtable>
                        <math:mtr>
                          <math:mrow>
                            <math:mn>0</math:mn>
                          </math:mrow>
                        </math:mtr>
                        <math:mtr>
                          <math:mrow>
                            <math:mrow>
                              <math:mo math:stretchy="false">−</math:mo>
                              <math:mn>1</math:mn>
                            </math:mrow>
                          </math:mrow>
                        </math:mtr>
                      </math:mtable>
                    </math:mfenced>
                    <math:mi>cos</math:mi>
                    <math:mi/>
                    <math:mrow>
                      <math:mi math:fontstyle="normal">t</math:mi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1</math:mn>
                            </math:mrow>
                          </math:mtr>
                          <math:mtr>
                            <math:mrow>
                              <math:mn>0</math:mn>
                            </math:mrow>
                          </math:mtr>
                        </math:mtable>
                      </math:mfenced>
                    </math:mrow>
                    <math:mi>sin</math:mi>
                    <math:mi/>
                    <math:mi math:fontstyle="normal">t</math:mi>
                  </math:mrow>
                </math:mfenced>
                <math:mo math:stretchy="false">=</math:mo>
                <math:msup>
                  <math:mi math:fontstyle="normal">e</math:mi>
                  <math:mi math:fontstyle="normal">t</math:mi>
                </math:msup>
              </math:mrow>
              <math:mfenced math:open="" math:close="">
                <math:mtable>
                  <math:mtr>
                    <math:mrow>
                      <math:mrow>
                        <math:mi>sin</math:mi>
                        <math:mi/>
                        <math:mi math:fontstyle="normal">t</math:mi>
                      </math:mrow>
                    </math:mrow>
                  </math:mtr>
                  <math:mtr>
                    <math:mrow>
                      <math:mrow>
                        <math:mrow>
                          <math:mo math:stretchy="false">−</math:mo>
                          <math:mi>cos</math:mi>
                        </math:mrow>
                        <math:mi/>
                        <math:mi math:fontstyle="normal">t</math:mi>
                      </math:mrow>
                    </math:mrow>
                  </math:mtr>
                </math:mtable>
              </math:mfenced>
            </math:mrow>
          </math:mrow>
        </math:mtr>
      </math:mtable>
    </math:mrow>
    <math:annotation math:encoding="StarMath 5.0">left lbrace stack { alignl

{widevec X_1} = Re {widevec Z} = e^{t} left ( left ( stack{alignc 1 # alignc 0} right ) cos `t + left ( stack{alignc 0 # alignc 1} right ) sin `t right ) = e^{t} left ( stack{alignc cos` t # alignc sin `t} right )

# alignl

{widevec X_2} = Im {widevec Z} = e^{t} left ( left ( stack{alignc 0 # alignc -1} right ) cos `t + left ( stack{alignc 1 # alignc 0} right ) sin `t right )
 = e^{t} left ( stack{alignc sin `t # alignc -cos `t} right )

} right none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i>cos</math:mi>
                <math:mi/>
                <math:mi math:fontstyle="normal">t</math:mi>
              </math:mrow>
            </math:mtd>
          </math:mtr>
          <math:mtr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</math:mrow>
    <math:annotation math:encoding="StarMath 5.0">{bold Φ} (t) = e^t left ( matrix{sin `t # cos `t ## -cos `t # sin `t} right )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i math:fontstyle="normal">p</math:mi>
        </math:msub>
        <math:mo math:stretchy="false">→</math:mo>
      </math:mover>
      <math:mstyle math:fontweight="bold">
        <math:mrow>
          <math:mi math:fontstyle="normal">Φ</math:mi>
        </math:mrow>
      </math:mstyle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U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 math:stretchy="false">∫</math:mo>
        <math:msup>
          <math:mstyle math:fontweight="bold">
            <math:mrow>
              <math:mi math:fontstyle="normal">Φ</math:mi>
            </math:mrow>
          </math:mstyle>
          <math:mrow>
            <math:mo math:stretchy="false">−</math:mo>
            <math:mn>1</math:mn>
          </math:mrow>
        </math:msup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{widevec X_p} {bold Φ}(t) {widevec U} = {bold Φ}(t) int {bold Φ}^{-1}(t)
{widevec F}(t) dt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 math:fontstyle="normal">Φ</math:mi>
          </math:mrow>
        </math:mstyle>
        <math:mrow>
          <math:mo math:stretchy="false">−</math:mo>
          <math:mn>1</math:mn>
        </math:mrow>
      </math:msup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e</math:mi>
          <math:mrow>
            <math:mo math:stretchy="false">−</math:mo>
            <math:mi math:fontstyle="normal">t</math:mi>
          </math:mrow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</math:mrow>
    <math:annotation math:encoding="StarMath 5.0">{bold Φ}^{-1} (t) = e^{-t} left ( matrix{sin `t # -cos `t ## cos `t # sin `t} right )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U</math:mi>
          <math:mo math:stretchy="false">→</math:mo>
        </math:mover>
        <math:mo math:stretchy="false">=</math:mo>
        <math:mrow>
          <math:mo math:stretchy="false">∫</math:mo>
          <math:msup>
            <math:mi math:fontstyle="normal">e</math:mi>
            <math:mrow>
              <math:mo math:stretchy="false">−</math:mo>
              <math:mi math:fontstyle="normal">t</math:mi>
            </math:mrow>
          </math:msup>
        </math:mrow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sup>
        <math:mi math:fontstyle="normal">e</math:mi>
        <math:mi math:fontstyle="normal">t</math:mi>
      </math:msup>
      <math:mfenced math:open="" math:close="">
        <math:mtable>
          <math:mtr>
            <math:mrow>
              <math:mrow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>sin</math:mi>
                <math:mi/>
                <math:mi math:fontstyle="normal">t</math:mi>
              </math:mrow>
            </math:mrow>
          </math:mtr>
        </math:mtable>
      </math:mfenced>
      <math:mrow>
        <math:mi>dt</math:mi>
        <math:mo math:stretchy="false">=</math:mo>
        <math:mrow>
          <math:mo math:stretchy="false">∫</math:mo>
          <math:mfenced math:open="" math:close="">
            <math:mtable>
              <math:mtr>
                <math:mrow>
                  <math:mn>0</math:mn>
                </math:mrow>
              </math:mtr>
              <math:mtr>
                <math:mrow>
                  <math:mn>1</math:mn>
                </math:mrow>
              </math:mtr>
            </math:mtable>
          </math:mfenced>
        </math:mrow>
      </math:mrow>
      <math:mrow>
        <math:mi>dt</math:mi>
        <math:mo math:stretchy="false">=</math:mo>
        <math:mfenced math:open="" math:close="">
          <math:mtable>
            <math:mtr>
              <math:mrow>
                <math:mn>0</math:mn>
              </math:mrow>
            </math:mtr>
            <math:mtr>
              <math:mrow>
                <math:mi math:fontstyle="normal">t</math:mi>
              </math:mrow>
            </math:mtr>
          </math:mtable>
        </math:mfenced>
      </math:mrow>
    </math:mrow>
    <math:annotation math:encoding="StarMath 5.0">{widevec U} = int e^{-t} left ( matrix{sin `t # -cos `t ## cos `t # sin `t} right ) e^{t} left ( stack{alignc cos `t # alignc sin `t} right ) dt = int left ( stack{alignc 0 # alignc 1} right ) dt = left ( stack{alignc 0 # alignc t} right )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{widevec K} = {widevec 0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</math:mtr>
          <math:mtr>
            <math:mtd>
              <math:mrow>
                <math:mi>cos</math:mi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row>
        <math:mfenced math:open="" math:close="">
          <math:mtable>
            <math:mtr>
              <math:mrow>
                <math:mn>0</math:mn>
              </math:mrow>
            </math:mtr>
            <math:mtr>
              <math:mrow>
                <math:mi math:fontstyle="normal">t</math:mi>
              </math:mrow>
            </math:mtr>
          </math:mtable>
        </math:mfenced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row>
              <math:mrow>
                <math:mi math:fontstyle="normal">t</math:mi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 math:fontstyle="normal">t</math:mi>
                <math:mi>sin</math:mi>
                <math:mi/>
                <math:mi math:fontstyle="normal">t</math:mi>
              </math:mrow>
            </math:mrow>
          </math:mtr>
        </math:mtable>
      </math:mfenced>
    </math:mrow>
    <math:annotation math:encoding="StarMath 5.0">{widevec X_p} = e^t left ( matrix{sin `t # -cos `t ## cos `t # sin `t} right ) left ( stack{alignc 0 # alignc t} right ) = e^t left ( stack{alignc t cos `t # alignc t sin `t} right )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C</math:mi>
          <math:mo math:stretchy="false">→</math:mo>
        </math:mover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U</math:mi>
          <math:mo math:stretchy="false">→</math:mo>
        </math:mover>
        <math:mo math:stretchy="false">=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td>
              <math:mrow>
                <math:mi>sin</math:mi>
                <math:mi/>
                <math:mi math:fontstyle="normal">t</math:mi>
              </math:mrow>
            </math:mtd>
            <math:mtd>
              <math:mrow>
                <math:mi>cos</math:mi>
                <math:mi/>
                <math:mi math:fontstyle="normal">t</math:mi>
              </math:mrow>
            </math:mtd>
          </math:mtr>
          <math:mtr>
            <math:mtd>
              <math:mrow>
                <math:mrow>
                  <math:mo math:stretchy="false">−</math:mo>
                  <math:mi>cos</math:mi>
                </math:mrow>
                <math:mi/>
                <math:mi math:fontstyle="normal">t</math:mi>
              </math:mrow>
            </math:mtd>
            <math:mtd>
              <math:mrow>
                <math:mi>sin</math:mi>
                <math:mi/>
                <math:mi math:fontstyle="normal">t</math:mi>
              </math:mrow>
            </math:mtd>
          </math:mtr>
        </math:mtable>
      </math:mfenced>
      <math:mrow>
        <math:mover math:accent="true">
          <math:mi math:fontstyle="normal">C</math:mi>
          <math:mo math:stretchy="false">→</math:mo>
        </math:mover>
        <math:mo math:stretchy="false">+</math:mo>
        <math:msup>
          <math:mi math:fontstyle="normal">e</math:mi>
          <math:mi math:fontstyle="normal">t</math:mi>
        </math:msup>
      </math:mrow>
      <math:mfenced math:open="" math:close="">
        <math:mtable>
          <math:mtr>
            <math:mrow>
              <math:mrow>
                <math:mi math:fontstyle="normal">t</math:mi>
                <math:mi>cos</math:mi>
                <math:mi/>
                <math:mi math:fontstyle="normal">t</math:mi>
              </math:mrow>
            </math:mrow>
          </math:mtr>
          <math:mtr>
            <math:mrow>
              <math:mrow>
                <math:mi math:fontstyle="normal">t</math:mi>
                <math:mi>sin</math:mi>
                <math:mi/>
                <math:mi math:fontstyle="normal">t</math:mi>
              </math:mrow>
            </math:mrow>
          </math:mtr>
        </math:mtable>
      </math:mfenced>
    </math:mrow>
    <math:annotation math:encoding="StarMath 5.0">{widevec X} = {bold Φ}(t){widevec C} + {bold Φ}(t){widevec U} = e^t left ( matrix{sin `t # cos `t ## -cos `t # sin `t} right ) {widevec C} + e^t left ( stack{alignc t cos `t # alignc t sin `t} right )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frac>
                  <math:mrow>
                    <math:mi>dx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n>2x</math:mn>
                  <math:mo math:stretchy="false">+</math:mo>
                  <math:mn>2y</math:mn>
                </math:mrow>
              </math:mrow>
            </math:mrow>
          </math:mtr>
          <math:mtr>
            <math:mrow>
              <math:mrow>
                <math:mfrac>
                  <math:mrow>
                    <math:mi>dy</math:mi>
                  </math:mrow>
                  <math:mrow>
                    <math:mi>dt</math:mi>
                  </math:mrow>
                </math:mfrac>
                <math:mo math:stretchy="false">=</math:mo>
                <math:mrow>
                  <math:mi math:fontstyle="normal">x</math:mi>
                  <math:mo math:stretchy="false">+</math:mo>
                  <math:mn>3y</math:mn>
                </math:mrow>
              </math:mrow>
            </math:mrow>
          </math:mtr>
        </math:mtable>
      </math:mrow>
      <math:mi/>
      <math:mrow>
        <math:mfenced math:open="" math:close="">
          <math:mtable>
            <math:mtr>
              <math:mrow>
                <math:mi math:fontstyle="normal">x</math:mi>
                <math:mi math:fontstyle="normal">'</math:mi>
              </math:mrow>
            </math:mtr>
            <math:mtr>
              <math:mrow>
                <math:mi math:fontstyle="normal">y</math:mi>
                <math:mi math:fontstyle="normal">'</math:mi>
              </math:mrow>
            </math:mtr>
          </math:mtable>
        </math:mfenced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n>2</math:mn>
              </math:mtd>
            </math:mtr>
            <math:mtr>
              <math:mtd>
                <math:mn>1</math:mn>
              </math:mtd>
              <math:mtd>
                <math:mn>3</math:mn>
              </math:mtd>
            </math:mtr>
          </math:mtable>
        </math:mfenced>
      </math:mrow>
      <math:mfenced math:open="" math:close="">
        <math:mtable>
          <math:mtr>
            <math:mi math:fontstyle="normal">x</math:mi>
          </math:mtr>
          <math:mtr>
            <math:mi math:fontstyle="normal">y</math:mi>
          </math:mtr>
        </math:mtable>
      </math:mfenced>
    </math:mrow>
    <math:annotation math:encoding="StarMath 5.0">left lbrace stack{alignl {{alignc dx} over {alignc dt}} = 2x + 2y # alignl {{alignc dy} over {alignc dt}} = x + 3y} right none ~~~~ left ( stack {x' # y'} right ) = left (  matrix{2 # 2 ## 1 # 3} right ) left (  stack{x # y} right 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2</math:mn>
                    <math:mo math:stretchy="false">−</math:mo>
                    <math:mi math:fontstyle="normal">λ</math:mi>
                  </math:mrow>
                </math:mtd>
                <math:mtd>
                  <math:mn>2</math:mn>
                </math:mtd>
              </math:mtr>
              <math:mtr>
                <math:mtd>
                  <math:mn>1</math:mn>
                </math:mtd>
                <math:mtd>
                  <math:mrow>
                    <math:mn>3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2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n>3</math:mn>
              <math:mo math:stretchy="false">−</math:mo>
              <math:mi math:fontstyle="normal">λ</math:mi>
            </math:mrow>
            <math:mo math:stretchy="false">)</math:mo>
          </math:mrow>
          <math:mo math:stretchy="false">−</math:mo>
          <math:mn>2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5λ</math:mn>
          </math:mrow>
          <math:mo math:stretchy="false">+</math:mo>
          <math:mn>4</math:mn>
        </math:mrow>
      </math:mrow>
    </math:mrow>
    <math:annotation math:encoding="StarMath 5.0">0 = left lline matrix {2 - λ # 2 ## 1 # 3 - λ} right rline = (2 - λ)(3 - λ) - 2 = λ^2 - 5λ + 4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v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{widevec v} = {widevec 0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λ</math:mo>
          <math:mn>1</math:mn>
        </math:msub>
        <math:mo math:stretchy="false">=</math:mo>
        <math:mn>1</math:mn>
      </math:mrow>
      <math:mi/>
      <math:mfenced math:open="" math:close="">
        <math:mtable>
          <math:mtr>
            <math:mtd>
              <math:mn>1</math:mn>
            </math:mtd>
            <math:mtd>
              <math:mn>2</math:mn>
            </math:mtd>
          </math:mtr>
          <math:mtr>
            <math:mtd>
              <math:mn>1</math:mn>
            </math:mtd>
            <math:mtd>
              <math:mn>2</math:mn>
            </math:mtd>
          </math:mtr>
        </math:mtable>
      </math:mfenced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2</math:mn>
            </math:mtr>
            <math:mtr>
              <math:mrow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
%lambda_1 = 1 ~~~~ left ( matrix {1 # 2 ## 1 # 2} right ){widevec v_1} = {widevec 0} ~~~~ {widevec v_1} = left ( stack {2 # -1} right )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λ</math:mi>
          <math:mn>2</math:mn>
        </math:msub>
        <math:mo math:stretchy="false">=</math:mo>
        <math:mn>4</math:mn>
      </math:mrow>
      <math:mi/>
      <math:mfenced math:open="" math:close="">
        <math:mtable>
          <math:mtr>
            <math:mtd>
              <math:mrow>
                <math:mo math:stretchy="false">−</math:mo>
                <math:mn>2</math:mn>
              </math:mrow>
            </math:mtd>
            <math:mtd>
              <math:mn>2</math:mn>
            </math:mtd>
          </math:mtr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</math:mtable>
      </math:mfenced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1</math:mn>
            </math:mtr>
          </math:mtable>
        </math:mfenced>
      </math:mrow>
    </math:mrow>
    <math:annotation math:encoding="StarMath 5.0">λ_2 = 4 ~~~~ left ( matrix {-2 # 2 ## 1 # -1} right ){widevec v_2} = {widevec 0} ~~~~ {widevec v_2} = left ( stack {1 # 1} right )
</math:annotation>
  </math:semantics>
</math:math>
</file>